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utteral_beast_1_0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0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lime_1_0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00/00/00</text:date>, <text:time style:data-style-name="N2" text:time-value="10:38:08.203367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02T10:39:59.451491575</dc:date>
    <meta:editing-duration>P1DT1H16M34S</meta:editing-duration>
    <meta:editing-cycles>35</meta:editing-cycles>
    <meta:document-statistic meta:table-count="1" meta:cell-count="450" meta:object-count="0"/>
  </office:meta>
</office:document-meta>
</file>